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20.01.12 03:27   |   </text:span><text:a xlink:type="simple" xlink:href="http://palinfo.habago.org/Entry?Command=Information_PrintForum&amp;iPage=1#FORUM38438"><text:span text:style-name="T2">#</text:span></text:a></text:p>
      <text:p text:style-name="P2"><text:span text:style-name="T1">卡韓政變 (234)：未完待續</text:span><text:span text:style-name="T3"><text:line-break/><text:line-break/></text:span><text:span text:style-name="T1">陳真 2020. 01. 12.</text:span><text:span text:style-name="T3"><text:line-break/><text:line-break/><text:line-break/></text:span><text:span text:style-name="T1">謝謝各位的留言，我也說說我的想法，不過，我能說的，基本上只是不斷重覆，並無新意，畢竟我們始終還是存在同樣一個「故事」裏，只是從這一章翻到下一章。</text:span><text:span text:style-name="T3"><text:line-break/><text:line-break/></text:span><text:span text:style-name="T1">我這一生就是個失敗者，不管多麼努力，不管如何以命相許，不管做些什麼，總是一次又一次的失敗，許多時候，我總覺得自己就像薛西弗斯，不斷失敗，不斷重來。也許也因為這樣，我對於失敗似乎頗能「習慣」。</text:span><text:span text:style-name="T3"><text:line-break/><text:line-break/></text:span><text:span text:style-name="T1">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span><text:span text:style-name="T3"><text:line-break/><text:line-break/></text:span><text:span text:style-name="T1">小韓粉很喜歡這首歌：</text:span><text:span text:style-name="T3"><text:line-break/><text:line-break/></text:span><text:span text:style-name="T1">https://bit.ly/36Km9tp</text:span><text:span text:style-name="T3"><text:line-break/><text:line-break/></text:span><text:span text:style-name="T1">我常陪她學著片中女孩唱唱跳跳，也常跟她解釋片頭這段電影對白：「我覺得，只要不投降，就是成功」。我知道人們會覺得用這類所謂勵志話語來談論公眾事務似乎太「文青」、太阿Q了點，但我並不這麼想。</text:span><text:span text:style-name="T3"><text:line-break/><text:line-break/></text:span><text:span text:style-name="T1">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span><text:span text:style-name="T3"><text:line-break/><text:line-break/></text:span><text:span text:style-name="T1">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span><text:span text:style-name="T3"><text:line-break/><text:line-break/></text:span><text:span text:style-name="T1">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span><text:span text:style-name="T3"><text:line-break/><text:line-break/></text:span><text:span text:style-name="T1">我並不是要給大家傳福音，我還沒有那個資格。我只是想說，很多事情的成就，原本就不一定是我們生前所能親眼看見。就如同我常說韓流就是「二次黨外」。那麼，第一次呢？第一次早在1990年左右就已宣告失敗。國父革命尚且都要十次才成功，何況黨外所面對的不是積弱不振的滿清，而是美國 (或說整個西方強權) 之於中國這樣一種無所不用其極的鬥爭局面。</text:span><text:span text:style-name="T3"><text:line-break/><text:line-break/></text:span><text:span text:style-name="T1">當年盛況空前、氣勢驚人的黨外群眾，不管如何具有道德上的絕對正當性，依舊是當時年輕人及所謂菁英們眼中的過街老鼠：不入流，可笑，幼稚，非理性，低俗，草包，落伍，沒水準，魯蛇，中老人口 (不夠炫，不夠進步)，智能低下，沒有理想，髒亂，吵吵鬧鬧...等等等，就跟現在的韓流處境一模一樣。</text:span><text:span text:style-name="T3"><text:line-break/><text:line-break/></text:span><text:span text:style-name="T1">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span><text:span text:style-name="T3"><text:line-break/><text:line-break/></text:span><text:span text:style-name="T1">混蛋們後來之所以成功突破三成，成功奪權，不是因為理想實現，而是因為混蛋加三級，進一步變成人渣，在美國的主導下，吸收、融合了舊國民黨裏頭最腐敗的所謂本土「主流」(即黑金教父李登輝和蔡英文那一派)，採用比傳統國民黨更卑鄙更骯髒下流的各種手段搞政治，自然很快就大獲全勝。這就是今日各位所見識到的貪婪腐敗無惡不作的人渣黨。(參見卡韓系列之 "民進黨簡史")。</text:span><text:span text:style-name="T3"><text:line-break/><text:line-break/></text:span><text:span text:style-name="T1">你能說這是黨外的「成功」嗎？所謂「成功」，就只是要奪權？然後讓人渣們吃到飽、吃好幾代、無所不吃？這當然不是成功，而是徹底失敗。如今之韓流，則是黨外的捲土重來。失敗一次沒什麼，反倒是應該讓我們變得更強大才對。</text:span><text:span text:style-name="T3"><text:line-break/><text:line-break/></text:span><text:span text:style-name="T1">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span><text:span text:style-name="T3"><text:line-break/><text:line-break/></text:span><text:span text:style-name="T1">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span><text:span text:style-name="T3"><text:line-break/><text:line-break/></text:span><text:span text:style-name="T1">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span><text:span text:style-name="T3"><text:line-break/></text:span><text:span text:style-name="T1">選前兩天，其實有三件事動搖了我對於韓之勝選的猜測。</text:span><text:span text:style-name="T3"><text:line-break/><text:line-break/></text:span><text:span text:style-name="T1">一，選前兩天，蔡英文突然從武則天變成觀世音，「大發慈悲」地對著群眾說：「不論勝負，我們都要擁抱那些支持韓國瑜的群眾」，因為台灣要「團結」云云。</text:span><text:span text:style-name="T3"><text:line-break/><text:line-break/></text:span><text:span text:style-name="T1">通常自認為已經穩操勝券的人，才會說什麼「大家要團結，要互相擁抱」這類溫馨鬼話。我們一般人看不到真正的民調，看不到真正足以影響勝負的政治背後操盤狀況，但是，核心的圈內人一定知道真實狀況。</text:span><text:span text:style-name="T3"><text:line-break/><text:line-break/></text:span><text:span text:style-name="T1">二，選前兩天，韓國瑜一連兩次造勢都取得空前盛況，前所未見，遠勝2008年馬英九旋風。但是你有沒有注意到韓國瑜卻始終愁眉不展，就連和女兒韓冰在台上會面時，都還是一副愁苦表情。這一點都不像是一個即將勝選者的神色。</text:span><text:span text:style-name="T3"><text:line-break/><text:line-break/></text:span><text:span text:style-name="T1">三，真正讓我心裏毛毛的是這個第三點。各位聽過歐亞集團 (Eurasia Group) 這公司嗎？它是全球最大的政治風險評估機構。很多所謂智庫之評估，其實帶有強烈政治宣傳目的，但這公司相對來講比較中立。我在選前那一天，看見它發表2020年的全球十大風險評估，請看：</text:span><text:span text:style-name="T3"><text:line-break/><text:line-break/></text:span><text:span text:style-name="T1">https://bit.ly/2TcJEr6</text:span><text:span text:style-name="T3"><text:line-break/><text:line-break/></text:span><text:span text:style-name="T1">報告指出：全球第三大風險就是中美鬥爭，而鬥爭的主要核心標的之一就是台灣。</text:span><text:span text:style-name="T3"><text:line-break/><text:line-break/></text:span><text:span text:style-name="T1">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span><text:span text:style-name="T3"><text:line-break/><text:line-break/></text:span><text:span text:style-name="T1">也就是說，這些行家，一如AIT，它們必然早已確信蔡將勝選甚至大勝，否則不會在選前幾天發表，難道不怕預測錯誤，全部得重寫？  </text:span><text:span text:style-name="T3"><text:line-break/><text:line-break/></text:span><text:span text:style-name="T1">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span><text:span text:style-name="T3"><text:line-break/><text:line-break/></text:span><text:span text:style-name="T1">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span><text:span text:style-name="T3"><text:line-break/><text:line-break/></text:span><text:span text:style-name="T1">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span><text:span text:style-name="T3"><text:line-break/><text:line-break/></text:span><text:span text:style-name="T1">歐亞集團的 2020年全球十大風險評估報告中，事先 (而且是選舉前夕) 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span><text:span text:style-name="T3"><text:line-break/><text:line-break/></text:span><text:span text:style-name="T1">報告中並且說，川普對於軍事選項之不感興趣，很可能會讓習近平試著在台灣問題上採取測試底線的作為。報告認為此舉很危險，因為川普行事作風難以預測，難保雙方不會擦槍走火搞出事來。</text:span><text:span text:style-name="T3"><text:line-break/><text:line-break/></text:span><text:span text:style-name="T1">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span><text:span text:style-name="T3"><text:line-break/><text:line-break/></text:span><text:span text:style-name="T1">棋子沒有能力決定自己的定位與走向。韓國瑜的勝選或可「延緩」某種中美衝突進程，但台灣終究仍是一顆棋子，而且這顆棋很顯然已經被端到檯面上來做為一種攻擊角色，太平日恐怕不多了。 </text:span><text:span text:style-name="T3"><text:line-break/><text:line-break/></text:span><text:span text:style-name="T1">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span><text:span text:style-name="T3"><text:line-break/><text:line-break/></text:span><text:span text:style-name="T1">另外，我常說，我很堵爛那種什麼愛啦、包容啦、團結啦之類的呼籲。這樣一種理解對於台灣只是有害無益。這可分兩方面來講。</text:span><text:span text:style-name="T3"><text:line-break/><text:line-break/></text:span><text:span text:style-name="T1">就技術面來說：事實很清楚，仇恨與恐懼才具有政治動員力量，愛與歡樂沒有。</text:span><text:span text:style-name="T3"><text:line-break/><text:line-break/></text:span><text:span text:style-name="T1">我講這話並無道德褒貶，而只是陳述事實。你用肚臍想也知道，你我如果不是歸卵泡火 (滿肚子火之意)，怎麼會去參加什麼遊行？你我如果滿心歡樂，恐怕連投票都不會去投不是嗎？你我就是因為對人渣黨之危害社會的齷齪惡行恨之入骨，才會想要打倒它、消滅它不是嗎？</text:span><text:span text:style-name="T3"><text:line-break/><text:line-break/></text:span><text:span text:style-name="T1">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span><text:span text:style-name="T3"><text:line-break/><text:line-break/></text:span><text:span text:style-name="T1">也就是說，就道德意義上來講，厭惡不義，痛恨不義，就是愛。愛恨是同一物。就如德蕾莎修女所說，「愛的反面不是恨，而是冷漠」。冷漠就已經很糟糕了，更何況什麼「歡樂」？如果那麼歡樂，我們哪還需要改變現狀之腐敗與邪惡？</text:span><text:span text:style-name="T3"><text:line-break/><text:line-break/></text:span><text:span text:style-name="T1">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span><text:span text:style-name="T3"><text:line-break/><text:line-break/></text:span><text:span text:style-name="T1">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span><text:span text:style-name="T3"><text:line-break/><text:line-break/></text:span><text:span text:style-name="T1">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span><text:span text:style-name="T3"><text:line-break/><text:line-break/></text:span><text:span text:style-name="T1">韓國瑜被污衊醜化與羞辱了一整年，成百上千的謠言證明了一點：韓國瑜確實是一個乾乾淨淨的政治人物。這在政壇上極其罕見，就跟恐龍一樣，我看都快絕跡了。</text:span><text:span text:style-name="T3"><text:line-break/><text:line-break/></text:span><text:span text:style-name="T1">除了行事乾淨、單純與正直，韓更是個善良的人，具有豐富的憐憫之心，而且頭腦極其聰明，所謂腹有詩書氣自華，能力更是一流。我不會吹噓政治人物，我只是實話實說。</text:span><text:span text:style-name="T3"><text:line-break/><text:line-break/></text:span><text:span text:style-name="T1">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span><text:span text:style-name="T3"><text:line-break/><text:line-break/></text:span><text:span text:style-name="T1">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span><text:span text:style-name="T3"><text:line-break/><text:line-break/></text:span><text:span text:style-name="T1">這意味著什麼？意味著民主基本上就是一種騙局。誰掌握了媒體與教育，他完全就是可以為所欲為，達成任何目的。我敢說，就算是德蕾莎修女，如果變成人渣黨的敵人，照樣可以抹黑成貪婪的草包淫婦。</text:span><text:span text:style-name="T3"><text:line-break/><text:line-break/></text:span><text:span text:style-name="T1">你不可能期待每年冒出一個不世出的天才或聖人，通常五百年才誕生一個不是嗎？因此，如果連韓國瑜這樣一個完美的政治人物都能被打成齷齪低能的草包廢物，並且大輸三百萬票，那你覺得將來還有希望嗎？</text:span><text:span text:style-name="T3"><text:line-break/><text:line-break/></text:span><text:span text:style-name="T1">我想說的結論是：民主的盡頭往往就是某種形式的革命，例如群眾運動，內亂，政變，內戰，或是背後下棋者雙方直接攤牌。</text:span><text:span text:style-name="T3"><text:line-break/><text:line-break/></text:span><text:span text:style-name="T1">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